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</table:table-row>
        <table:table-row table:style-name="ro1">
          <table:table-cell office:value-type="string">
            <text:p>Ihsan</text:p>
          </table:table-cell>
          <table:table-cell office:value-type="string">
            <text:p>Faisal</text:p>
          </table:table-cell>
        </table:table-row>
        <table:table-row table:style-name="ro1">
          <table:table-cell office:value-type="string">
            <text:p>Doni</text:p>
          </table:table-cell>
          <table:table-cell office:value-type="string">
            <text:p>Wihartika</text:p>
          </table:table-cell>
        </table:table-row>
        <table:table-row table:style-name="ro1">
          <table:table-cell office:value-type="string">
            <text:p>Testy</text:p>
          </table:table-cell>
          <table:table-cell office:value-type="string">
            <text:p>McTes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2-12-31T19:59:16</meta:creation-date>
    <dc:date>2012-12-31T19:59:53</dc:date>
    <dc:creator>Ihsan Faisal</dc:creator>
    <meta:editing-duration>P0D</meta:editing-duration>
    <meta:editing-cycles>1</meta:editing-cycles>
    <meta:document-statistic meta:table-count="3" meta:cell-count="8" meta:object-count="0"/>
    <meta:generator>LibreOffice/3.5$Linux_x86 LibreOffice_project/350m1$Build-2</meta:generator>
  </office:meta>
</office:document-meta>
</file>